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2x3" table:style-name="ta1">
        <table:shapes>
          <draw:frame draw:z-index="0" draw:style-name="gr1" draw:text-style-name="P1" svg:width="8.3114in" svg:height="5.1602in" svg:x="5.3728in" svg:y="0.3925in">
            <draw:object draw:notify-on-update-of-ranges="12x3.D3:12x3.D102 12x3.E3:12x3.E102 12x3.B3:12x3.B102 12x3.C3:12x3.C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>
            <text:p>wqw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wqw</text:p>
          </table:table-cell>
          <table:table-cell table:style-name="ce1" office:value-type="string">
            <text:p>energy</text:p>
          </table:table-cell>
        </table:table-row>
        <table:table-row table:style-name="ro3">
          <table:table-cell/>
          <table:table-cell office:value-type="float" office:value="22121.4439961065">
            <text:p>22121.4439961065</text:p>
          </table:table-cell>
          <table:table-cell office:value-type="float" office:value="1391131.05720395">
            <text:p>1391131.05720395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5178.06192808876">
            <text:p>5178.0619280888</text:p>
          </table:table-cell>
          <table:table-cell office:value-type="float" office:value="2340218.68800702">
            <text:p>2340218.68800702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5178.06192808876">
            <text:p>5178.0619280888</text:p>
          </table:table-cell>
          <table:table-cell office:value-type="float" office:value="2340218.68800702">
            <text:p>2340218.68800702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22121.4439961065">
            <text:p>22121.4439961065</text:p>
          </table:table-cell>
          <table:table-cell office:value-type="float" office:value="1391131.05720395">
            <text:p>1391131.05720395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12817.6081823299">
            <text:p>12817.6081823299</text:p>
          </table:table-cell>
          <table:table-cell office:value-type="float" office:value="1391131.05720395">
            <text:p>1391131.05720395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7260.49741108358">
            <text:p>7260.4974110836</text:p>
          </table:table-cell>
          <table:table-cell office:value-type="float" office:value="1472672.36700876">
            <text:p>1472672.36700876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6557.98605093987">
            <text:p>6557.9860509399</text:p>
          </table:table-cell>
          <table:table-cell office:value-type="float" office:value="1799506.92758949">
            <text:p>1799506.92758949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6066.27762703037">
            <text:p>6066.2776270304</text:p>
          </table:table-cell>
          <table:table-cell office:value-type="float" office:value="2266390.79608783">
            <text:p>2266390.79608783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6345.16876928203">
            <text:p>6345.168769282</text:p>
          </table:table-cell>
          <table:table-cell office:value-type="float" office:value="2007042.44831163">
            <text:p>2007042.44831163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6557.98605093987">
            <text:p>6557.9860509399</text:p>
          </table:table-cell>
          <table:table-cell office:value-type="float" office:value="1799506.92758949">
            <text:p>1799506.92758949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6345.16876928203">
            <text:p>6345.168769282</text:p>
          </table:table-cell>
          <table:table-cell office:value-type="float" office:value="2007042.44831163">
            <text:p>2007042.44831163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7830.20174988148">
            <text:p>7830.2017498815</text:p>
          </table:table-cell>
          <table:table-cell office:value-type="float" office:value="1408025.23227151">
            <text:p>1408025.23227151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10202.8794331374">
            <text:p>10202.8794331374</text:p>
          </table:table-cell>
          <table:table-cell office:value-type="float" office:value="1398987.2228837">
            <text:p>1398987.2228837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12817.6081823299">
            <text:p>12817.6081823299</text:p>
          </table:table-cell>
          <table:table-cell office:value-type="float" office:value="1391131.05720395">
            <text:p>1391131.05720395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10202.8794331374">
            <text:p>10202.8794331374</text:p>
          </table:table-cell>
          <table:table-cell office:value-type="float" office:value="1398987.2228837">
            <text:p>1398987.2228837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6066.27762703037">
            <text:p>6066.2776270304</text:p>
          </table:table-cell>
          <table:table-cell office:value-type="float" office:value="2266390.79608783">
            <text:p>2266390.79608783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7797.20174988148">
            <text:p>7797.2017498815</text:p>
          </table:table-cell>
          <table:table-cell office:value-type="float" office:value="1461936.95062119">
            <text:p>1461936.95062119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7260.49741108358">
            <text:p>7260.4974110836</text:p>
          </table:table-cell>
          <table:table-cell office:value-type="float" office:value="1472672.36700876">
            <text:p>1472672.36700876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7677.49231769445">
            <text:p>7677.4923176945</text:p>
          </table:table-cell>
          <table:table-cell office:value-type="float" office:value="1470673.72514447">
            <text:p>1470673.72514447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7830.20174988148">
            <text:p>7830.2017498815</text:p>
          </table:table-cell>
          <table:table-cell office:value-type="float" office:value="1408025.23227151">
            <text:p>1408025.23227151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7797.20174988148">
            <text:p>7797.2017498815</text:p>
          </table:table-cell>
          <table:table-cell office:value-type="float" office:value="1461936.95062119">
            <text:p>1461936.95062119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7677.49231769445">
            <text:p>7677.4923176945</text:p>
          </table:table-cell>
          <table:table-cell office:value-type="float" office:value="1470673.72514447">
            <text:p>1470673.72514447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22121.4439961065">
            <text:p>22121.4439961065</text:p>
          </table:table-cell>
          <table:table-cell office:value-type="float" office:value="1391131.05720395">
            <text:p>1391131.05720395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5178.06192808876">
            <text:p>5178.0619280888</text:p>
          </table:table-cell>
          <table:table-cell office:value-type="float" office:value="2340218.68800702">
            <text:p>2340218.68800702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6557.98605093987">
            <text:p>6557.9860509399</text:p>
          </table:table-cell>
          <table:table-cell office:value-type="float" office:value="1799506.92758949">
            <text:p>1799506.92758949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6345.16876928203">
            <text:p>6345.168769282</text:p>
          </table:table-cell>
          <table:table-cell office:value-type="float" office:value="2007042.44831163">
            <text:p>2007042.44831163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12817.6081823299">
            <text:p>12817.6081823299</text:p>
          </table:table-cell>
          <table:table-cell office:value-type="float" office:value="1391131.05720395">
            <text:p>1391131.05720395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10202.8794331374">
            <text:p>10202.8794331374</text:p>
          </table:table-cell>
          <table:table-cell office:value-type="float" office:value="1398987.2228837">
            <text:p>1398987.2228837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6066.27762703037">
            <text:p>6066.2776270304</text:p>
          </table:table-cell>
          <table:table-cell office:value-type="float" office:value="2266390.79608783">
            <text:p>2266390.79608783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7260.49741108358">
            <text:p>7260.4974110836</text:p>
          </table:table-cell>
          <table:table-cell office:value-type="float" office:value="1472672.36700876">
            <text:p>1472672.36700876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7830.20174988148">
            <text:p>7830.2017498815</text:p>
          </table:table-cell>
          <table:table-cell office:value-type="float" office:value="1408025.23227151">
            <text:p>1408025.23227151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7797.20174988148">
            <text:p>7797.2017498815</text:p>
          </table:table-cell>
          <table:table-cell office:value-type="float" office:value="1461936.95062119">
            <text:p>1461936.95062119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7677.49231769445">
            <text:p>7677.4923176945</text:p>
          </table:table-cell>
          <table:table-cell office:value-type="float" office:value="1470673.72514447">
            <text:p>1470673.72514447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5178.06192808876">
            <text:p>5178.0619280888</text:p>
          </table:table-cell>
          <table:table-cell office:value-type="float" office:value="2340218.68800702">
            <text:p>2340218.68800702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22121.4439961065">
            <text:p>22121.4439961065</text:p>
          </table:table-cell>
          <table:table-cell office:value-type="float" office:value="1391131.05720395">
            <text:p>1391131.05720395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6557.98605093987">
            <text:p>6557.9860509399</text:p>
          </table:table-cell>
          <table:table-cell office:value-type="float" office:value="1799506.92758949">
            <text:p>1799506.92758949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6345.16876928203">
            <text:p>6345.168769282</text:p>
          </table:table-cell>
          <table:table-cell office:value-type="float" office:value="2007042.44831163">
            <text:p>2007042.44831163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12817.6081823299">
            <text:p>12817.6081823299</text:p>
          </table:table-cell>
          <table:table-cell office:value-type="float" office:value="1391131.05720395">
            <text:p>1391131.05720395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10202.8794331374">
            <text:p>10202.8794331374</text:p>
          </table:table-cell>
          <table:table-cell office:value-type="float" office:value="1398987.2228837">
            <text:p>1398987.2228837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6066.27762703037">
            <text:p>6066.2776270304</text:p>
          </table:table-cell>
          <table:table-cell office:value-type="float" office:value="2266390.79608783">
            <text:p>2266390.79608783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7260.49741108358">
            <text:p>7260.4974110836</text:p>
          </table:table-cell>
          <table:table-cell office:value-type="float" office:value="1472672.36700876">
            <text:p>1472672.36700876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7830.20174988148">
            <text:p>7830.2017498815</text:p>
          </table:table-cell>
          <table:table-cell office:value-type="float" office:value="1408025.23227151">
            <text:p>1408025.23227151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7797.20174988148">
            <text:p>7797.2017498815</text:p>
          </table:table-cell>
          <table:table-cell office:value-type="float" office:value="1461936.95062119">
            <text:p>1461936.95062119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7677.49231769445">
            <text:p>7677.4923176945</text:p>
          </table:table-cell>
          <table:table-cell office:value-type="float" office:value="1470673.72514447">
            <text:p>1470673.72514447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22121.4439961065">
            <text:p>22121.4439961065</text:p>
          </table:table-cell>
          <table:table-cell office:value-type="float" office:value="1391131.05720395">
            <text:p>1391131.05720395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5178.06192808876">
            <text:p>5178.0619280888</text:p>
          </table:table-cell>
          <table:table-cell office:value-type="float" office:value="2340218.68800702">
            <text:p>2340218.68800702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6557.98605093987">
            <text:p>6557.9860509399</text:p>
          </table:table-cell>
          <table:table-cell office:value-type="float" office:value="1799506.92758949">
            <text:p>1799506.92758949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6345.16876928203">
            <text:p>6345.168769282</text:p>
          </table:table-cell>
          <table:table-cell office:value-type="float" office:value="2007042.44831163">
            <text:p>2007042.44831163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12817.6081823299">
            <text:p>12817.6081823299</text:p>
          </table:table-cell>
          <table:table-cell office:value-type="float" office:value="1391131.05720395">
            <text:p>1391131.05720395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10202.8794331374">
            <text:p>10202.8794331374</text:p>
          </table:table-cell>
          <table:table-cell office:value-type="float" office:value="1398987.2228837">
            <text:p>1398987.2228837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6066.27762703037">
            <text:p>6066.2776270304</text:p>
          </table:table-cell>
          <table:table-cell office:value-type="float" office:value="2266390.79608783">
            <text:p>2266390.79608783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7260.49741108358">
            <text:p>7260.4974110836</text:p>
          </table:table-cell>
          <table:table-cell office:value-type="float" office:value="1472672.36700876">
            <text:p>1472672.36700876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7830.20174988148">
            <text:p>7830.2017498815</text:p>
          </table:table-cell>
          <table:table-cell office:value-type="float" office:value="1408025.23227151">
            <text:p>1408025.23227151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7797.20174988148">
            <text:p>7797.2017498815</text:p>
          </table:table-cell>
          <table:table-cell office:value-type="float" office:value="1461936.95062119">
            <text:p>1461936.95062119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7677.49231769445">
            <text:p>7677.4923176945</text:p>
          </table:table-cell>
          <table:table-cell office:value-type="float" office:value="1470673.72514447">
            <text:p>1470673.72514447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5178.06192808876">
            <text:p>5178.0619280888</text:p>
          </table:table-cell>
          <table:table-cell office:value-type="float" office:value="2340218.68800702">
            <text:p>2340218.68800702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22121.4439961065">
            <text:p>22121.4439961065</text:p>
          </table:table-cell>
          <table:table-cell office:value-type="float" office:value="1391131.05720395">
            <text:p>1391131.05720395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6557.98605093987">
            <text:p>6557.9860509399</text:p>
          </table:table-cell>
          <table:table-cell office:value-type="float" office:value="1799506.92758949">
            <text:p>1799506.92758949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6345.16876928203">
            <text:p>6345.168769282</text:p>
          </table:table-cell>
          <table:table-cell office:value-type="float" office:value="2007042.44831163">
            <text:p>2007042.44831163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12817.6081823299">
            <text:p>12817.6081823299</text:p>
          </table:table-cell>
          <table:table-cell office:value-type="float" office:value="1391131.05720395">
            <text:p>1391131.05720395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10202.8794331374">
            <text:p>10202.8794331374</text:p>
          </table:table-cell>
          <table:table-cell office:value-type="float" office:value="1398987.2228837">
            <text:p>1398987.2228837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6066.27762703037">
            <text:p>6066.2776270304</text:p>
          </table:table-cell>
          <table:table-cell office:value-type="float" office:value="2266390.79608783">
            <text:p>2266390.79608783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7260.49741108358">
            <text:p>7260.4974110836</text:p>
          </table:table-cell>
          <table:table-cell office:value-type="float" office:value="1472672.36700876">
            <text:p>1472672.36700876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7830.20174988148">
            <text:p>7830.2017498815</text:p>
          </table:table-cell>
          <table:table-cell office:value-type="float" office:value="1408025.23227151">
            <text:p>1408025.23227151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7797.20174988148">
            <text:p>7797.2017498815</text:p>
          </table:table-cell>
          <table:table-cell office:value-type="float" office:value="1461936.95062119">
            <text:p>1461936.95062119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7677.49231769445">
            <text:p>7677.4923176945</text:p>
          </table:table-cell>
          <table:table-cell office:value-type="float" office:value="1470673.72514447">
            <text:p>1470673.72514447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22121.4439961065">
            <text:p>22121.4439961065</text:p>
          </table:table-cell>
          <table:table-cell office:value-type="float" office:value="1391131.05720395">
            <text:p>1391131.05720395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5178.06192808876">
            <text:p>5178.0619280888</text:p>
          </table:table-cell>
          <table:table-cell office:value-type="float" office:value="2340218.68800702">
            <text:p>2340218.68800702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6557.98605093987">
            <text:p>6557.9860509399</text:p>
          </table:table-cell>
          <table:table-cell office:value-type="float" office:value="1799506.92758949">
            <text:p>1799506.92758949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6345.16876928203">
            <text:p>6345.168769282</text:p>
          </table:table-cell>
          <table:table-cell office:value-type="float" office:value="2007042.44831163">
            <text:p>2007042.44831163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12817.6081823299">
            <text:p>12817.6081823299</text:p>
          </table:table-cell>
          <table:table-cell office:value-type="float" office:value="1391131.05720395">
            <text:p>1391131.05720395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10202.8794331374">
            <text:p>10202.8794331374</text:p>
          </table:table-cell>
          <table:table-cell office:value-type="float" office:value="1398987.2228837">
            <text:p>1398987.2228837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6066.27762703037">
            <text:p>6066.2776270304</text:p>
          </table:table-cell>
          <table:table-cell office:value-type="float" office:value="2266390.79608783">
            <text:p>2266390.79608783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7260.49741108358">
            <text:p>7260.4974110836</text:p>
          </table:table-cell>
          <table:table-cell office:value-type="float" office:value="1472672.36700876">
            <text:p>1472672.36700876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7830.20174988148">
            <text:p>7830.2017498815</text:p>
          </table:table-cell>
          <table:table-cell office:value-type="float" office:value="1408025.23227151">
            <text:p>1408025.23227151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7797.20174988148">
            <text:p>7797.2017498815</text:p>
          </table:table-cell>
          <table:table-cell office:value-type="float" office:value="1461936.95062119">
            <text:p>1461936.95062119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7677.49231769445">
            <text:p>7677.4923176945</text:p>
          </table:table-cell>
          <table:table-cell office:value-type="float" office:value="1470673.72514447">
            <text:p>1470673.72514447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22121.4439961065">
            <text:p>22121.4439961065</text:p>
          </table:table-cell>
          <table:table-cell office:value-type="float" office:value="1391131.05720395">
            <text:p>1391131.05720395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5178.06192808876">
            <text:p>5178.0619280888</text:p>
          </table:table-cell>
          <table:table-cell office:value-type="float" office:value="2340218.68800702">
            <text:p>2340218.68800702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6557.98605093987">
            <text:p>6557.9860509399</text:p>
          </table:table-cell>
          <table:table-cell office:value-type="float" office:value="1799506.92758949">
            <text:p>1799506.92758949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6345.16876928203">
            <text:p>6345.168769282</text:p>
          </table:table-cell>
          <table:table-cell office:value-type="float" office:value="2007042.44831163">
            <text:p>2007042.44831163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12817.6081823299">
            <text:p>12817.6081823299</text:p>
          </table:table-cell>
          <table:table-cell office:value-type="float" office:value="1391131.05720395">
            <text:p>1391131.05720395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10202.8794331374">
            <text:p>10202.8794331374</text:p>
          </table:table-cell>
          <table:table-cell office:value-type="float" office:value="1398987.2228837">
            <text:p>1398987.2228837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6066.27762703037">
            <text:p>6066.2776270304</text:p>
          </table:table-cell>
          <table:table-cell office:value-type="float" office:value="2266390.79608783">
            <text:p>2266390.79608783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7260.49741108358">
            <text:p>7260.4974110836</text:p>
          </table:table-cell>
          <table:table-cell office:value-type="float" office:value="1472672.36700876">
            <text:p>1472672.36700876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7830.20174988148">
            <text:p>7830.2017498815</text:p>
          </table:table-cell>
          <table:table-cell office:value-type="float" office:value="1408025.23227151">
            <text:p>1408025.23227151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7797.20174988148">
            <text:p>7797.2017498815</text:p>
          </table:table-cell>
          <table:table-cell office:value-type="float" office:value="1461936.95062119">
            <text:p>1461936.95062119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7677.49231769445">
            <text:p>7677.4923176945</text:p>
          </table:table-cell>
          <table:table-cell office:value-type="float" office:value="1470673.72514447">
            <text:p>1470673.72514447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22121.4439961065">
            <text:p>22121.4439961065</text:p>
          </table:table-cell>
          <table:table-cell office:value-type="float" office:value="1391131.05720395">
            <text:p>1391131.05720395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5178.06192808876">
            <text:p>5178.0619280888</text:p>
          </table:table-cell>
          <table:table-cell office:value-type="float" office:value="2340218.68800702">
            <text:p>2340218.68800702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6557.98605093987">
            <text:p>6557.9860509399</text:p>
          </table:table-cell>
          <table:table-cell office:value-type="float" office:value="1799506.92758949">
            <text:p>1799506.92758949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6345.16876928203">
            <text:p>6345.168769282</text:p>
          </table:table-cell>
          <table:table-cell office:value-type="float" office:value="2007042.44831163">
            <text:p>2007042.44831163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>
          <table:table-cell/>
          <table:table-cell office:value-type="float" office:value="12817.6081823299">
            <text:p>12817.6081823299</text:p>
          </table:table-cell>
          <table:table-cell office:value-type="float" office:value="1391131.05720395">
            <text:p>1391131.05720395</text:p>
          </table:table-cell>
          <table:table-cell office:value-type="float" office:value="13138.1213990219">
            <text:p>13138.1213990219</text:p>
          </table:table-cell>
          <table:table-cell office:value-type="float" office:value="2055831.51787123">
            <text:p>2055831.51787123</text:p>
          </table:table-cell>
        </table:table-row>
        <table:table-row table:style-name="ro3">
          <table:table-cell/>
          <table:table-cell office:value-type="float" office:value="10202.8794331374">
            <text:p>10202.8794331374</text:p>
          </table:table-cell>
          <table:table-cell office:value-type="float" office:value="1398987.2228837">
            <text:p>1398987.2228837</text:p>
          </table:table-cell>
          <table:table-cell office:value-type="float" office:value="11208.7511365763">
            <text:p>11208.7511365763</text:p>
          </table:table-cell>
          <table:table-cell office:value-type="float" office:value="2091073.74509932">
            <text:p>2091073.74509932</text:p>
          </table:table-cell>
        </table:table-row>
        <table:table-row table:style-name="ro3">
          <table:table-cell/>
          <table:table-cell office:value-type="float" office:value="6066.27762703037">
            <text:p>6066.2776270304</text:p>
          </table:table-cell>
          <table:table-cell office:value-type="float" office:value="2266390.79608783">
            <text:p>2266390.79608783</text:p>
          </table:table-cell>
          <table:table-cell office:value-type="float" office:value="12249.9057000803">
            <text:p>12249.9057000803</text:p>
          </table:table-cell>
          <table:table-cell office:value-type="float" office:value="2056947.26860394">
            <text:p>2056947.26860394</text:p>
          </table:table-cell>
        </table:table-row>
        <table:table-row table:style-name="ro3">
          <table:table-cell/>
          <table:table-cell office:value-type="float" office:value="7260.49741108358">
            <text:p>7260.4974110836</text:p>
          </table:table-cell>
          <table:table-cell office:value-type="float" office:value="1472672.36700876">
            <text:p>1472672.36700876</text:p>
          </table:table-cell>
          <table:table-cell office:value-type="float" office:value="7140.74990490796">
            <text:p>7140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7830.20174988148">
            <text:p>7830.2017498815</text:p>
          </table:table-cell>
          <table:table-cell office:value-type="float" office:value="1408025.23227151">
            <text:p>1408025.23227151</text:p>
          </table:table-cell>
          <table:table-cell office:value-type="float" office:value="7119.74990490796">
            <text:p>7119.749904908</text:p>
          </table:table-cell>
          <table:table-cell office:value-type="float" office:value="2102110.39635142">
            <text:p>2102110.39635142</text:p>
          </table:table-cell>
        </table:table-row>
        <table:table-row table:style-name="ro3">
          <table:table-cell/>
          <table:table-cell office:value-type="float" office:value="7797.20174988148">
            <text:p>7797.2017498815</text:p>
          </table:table-cell>
          <table:table-cell office:value-type="float" office:value="1461936.95062119">
            <text:p>1461936.95062119</text:p>
          </table:table-cell>
          <table:table-cell office:value-type="float" office:value="24385.1513011682">
            <text:p>24385.1513011682</text:p>
          </table:table-cell>
          <table:table-cell office:value-type="float" office:value="1811871.388621">
            <text:p>1811871.388621</text:p>
          </table:table-cell>
        </table:table-row>
        <table:table-row table:style-name="ro3">
          <table:table-cell/>
          <table:table-cell office:value-type="float" office:value="7677.49231769445">
            <text:p>7677.4923176945</text:p>
          </table:table-cell>
          <table:table-cell office:value-type="float" office:value="1470673.72514447">
            <text:p>1470673.72514447</text:p>
          </table:table-cell>
          <table:table-cell office:value-type="float" office:value="15894.7990822779">
            <text:p>15894.7990822779</text:p>
          </table:table-cell>
          <table:table-cell office:value-type="float" office:value="2050786.00882986">
            <text:p>2050786.00882986</text:p>
          </table:table-cell>
        </table:table-row>
        <table:table-row table:style-name="ro3">
          <table:table-cell/>
          <table:table-cell office:value-type="float" office:value="22121.4439961065">
            <text:p>22121.4439961065</text:p>
          </table:table-cell>
          <table:table-cell office:value-type="float" office:value="1391131.05720395">
            <text:p>1391131.05720395</text:p>
          </table:table-cell>
          <table:table-cell office:value-type="float" office:value="9876.42758816391">
            <text:p>9876.4275881639</text:p>
          </table:table-cell>
          <table:table-cell office:value-type="float" office:value="2093072.3869636">
            <text:p>2093072.3869636</text:p>
          </table:table-cell>
        </table:table-row>
        <table:table-row table:style-name="ro3" table:number-rows-repeated="104847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512x16" table:style-name="ta1">
        <table:shapes>
          <draw:frame draw:z-index="0" draw:style-name="gr1" draw:text-style-name="P1" svg:width="8.3114in" svg:height="5.1602in" svg:x="5.3728in" svg:y="0.3925in">
            <draw:object draw:notify-on-update-of-ranges="512x16.D3:512x16.D102 512x16.E3:512x16.E102 512x16.B3:512x16.B102 512x16.C3:512x16.C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>
            <text:p>wqw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wqw</text:p>
          </table:table-cell>
          <table:table-cell table:style-name="ce1" office:value-type="string">
            <text:p>energy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75678408419041">
            <text:p>4.76E+000</text:p>
          </table:table-cell>
          <table:table-cell table:style-name="ce2" office:value-type="float" office:value="98.6744602664605">
            <text:p>9.87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0213725087678">
            <text:p>3.20E+000</text:p>
          </table:table-cell>
          <table:table-cell table:style-name="ce2" office:value-type="float" office:value="111.282610566689">
            <text:p>1.1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75678408419041">
            <text:p>4.76E+000</text:p>
          </table:table-cell>
          <table:table-cell table:style-name="ce2" office:value-type="float" office:value="98.6744602664605">
            <text:p>9.87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0213725087678">
            <text:p>3.20E+000</text:p>
          </table:table-cell>
          <table:table-cell table:style-name="ce2" office:value-type="float" office:value="111.282610566689">
            <text:p>1.1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33191142152704">
            <text:p>4.33E+000</text:p>
          </table:table-cell>
          <table:table-cell table:style-name="ce2" office:value-type="float" office:value="101.702084106825">
            <text:p>1.02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7807636823851">
            <text:p>3.78E+000</text:p>
          </table:table-cell>
          <table:table-cell table:style-name="ce2" office:value-type="float" office:value="102.240528304656">
            <text:p>1.02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7981606137781">
            <text:p>3.48E+000</text:p>
          </table:table-cell>
          <table:table-cell table:style-name="ce2" office:value-type="float" office:value="104.456391935845">
            <text:p>1.04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7767334328775">
            <text:p>3.48E+000</text:p>
          </table:table-cell>
          <table:table-cell table:style-name="ce2" office:value-type="float" office:value="106.021312666215">
            <text:p>1.06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41081816137388">
            <text:p>4.41E+000</text:p>
          </table:table-cell>
          <table:table-cell table:style-name="ce2" office:value-type="float" office:value="100.723684857936">
            <text:p>1.0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8666740226782">
            <text:p>3.49E+000</text:p>
          </table:table-cell>
          <table:table-cell table:style-name="ce2" office:value-type="float" office:value="103.951780639405">
            <text:p>1.04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3329129286073">
            <text:p>3.23E+000</text:p>
          </table:table-cell>
          <table:table-cell table:style-name="ce2" office:value-type="float" office:value="111.017657349178">
            <text:p>1.1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7339502191768">
            <text:p>3.47E+000</text:p>
          </table:table-cell>
          <table:table-cell table:style-name="ce2" office:value-type="float" office:value="106.097685315174">
            <text:p>1.06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6780472068287">
            <text:p>3.47E+000</text:p>
          </table:table-cell>
          <table:table-cell table:style-name="ce2" office:value-type="float" office:value="107.002619838149">
            <text:p>1.07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3541420364665">
            <text:p>3.24E+000</text:p>
          </table:table-cell>
          <table:table-cell table:style-name="ce2" office:value-type="float" office:value="110.072416460273">
            <text:p>1.10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57857799669588">
            <text:p>3.58E+000</text:p>
          </table:table-cell>
          <table:table-cell table:style-name="ce2" office:value-type="float" office:value="102.803677628812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5652475081446">
            <text:p>3.26E+000</text:p>
          </table:table-cell>
          <table:table-cell table:style-name="ce2" office:value-type="float" office:value="109.857581067901">
            <text:p>1.10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69804293445861">
            <text:p>4.70E+000</text:p>
          </table:table-cell>
          <table:table-cell table:style-name="ce2" office:value-type="float" office:value="99.1378021166079">
            <text:p>9.91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60014331783239">
            <text:p>4.60E+000</text:p>
          </table:table-cell>
          <table:table-cell table:style-name="ce2" office:value-type="float" office:value="99.2143718111927">
            <text:p>9.92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6694416538945">
            <text:p>3.67E+000</text:p>
          </table:table-cell>
          <table:table-cell table:style-name="ce2" office:value-type="float" office:value="102.754870162063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7807636823851">
            <text:p>3.78E+000</text:p>
          </table:table-cell>
          <table:table-cell table:style-name="ce2" office:value-type="float" office:value="102.240528304656">
            <text:p>1.02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46023952909098">
            <text:p>4.46E+000</text:p>
          </table:table-cell>
          <table:table-cell table:style-name="ce2" office:value-type="float" office:value="99.9237363217921">
            <text:p>9.99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5764192760157">
            <text:p>3.26E+000</text:p>
          </table:table-cell>
          <table:table-cell table:style-name="ce2" office:value-type="float" office:value="109.137501435025">
            <text:p>1.09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9591376461301">
            <text:p>3.50E+000</text:p>
          </table:table-cell>
          <table:table-cell table:style-name="ce2" office:value-type="float" office:value="103.478221767521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36526954074116">
            <text:p>4.37E+000</text:p>
          </table:table-cell>
          <table:table-cell table:style-name="ce2" office:value-type="float" office:value="101.358927969474">
            <text:p>1.0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45972659894213">
            <text:p>4.46E+000</text:p>
          </table:table-cell>
          <table:table-cell table:style-name="ce2" office:value-type="float" office:value="100.24573419747">
            <text:p>1.00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71118367720266">
            <text:p>3.71E+000</text:p>
          </table:table-cell>
          <table:table-cell table:style-name="ce2" office:value-type="float" office:value="102.349332805034">
            <text:p>1.02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43050979947015">
            <text:p>4.43E+000</text:p>
          </table:table-cell>
          <table:table-cell table:style-name="ce2" office:value-type="float" office:value="100.507395656007">
            <text:p>1.0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708463757634">
            <text:p>3.37E+000</text:p>
          </table:table-cell>
          <table:table-cell table:style-name="ce2" office:value-type="float" office:value="108.008975814325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5815448079378">
            <text:p>3.26E+000</text:p>
          </table:table-cell>
          <table:table-cell table:style-name="ce2" office:value-type="float" office:value="108.986400320776">
            <text:p>1.09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744093572097">
            <text:p>3.74E+000</text:p>
          </table:table-cell>
          <table:table-cell table:style-name="ce2" office:value-type="float" office:value="102.321128359082">
            <text:p>1.02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43050979947015">
            <text:p>4.43E+000</text:p>
          </table:table-cell>
          <table:table-cell table:style-name="ce2" office:value-type="float" office:value="100.507395656007">
            <text:p>1.0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1931702467918">
            <text:p>3.42E+000</text:p>
          </table:table-cell>
          <table:table-cell table:style-name="ce2" office:value-type="float" office:value="107.32552741821">
            <text:p>1.07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36526954074116">
            <text:p>4.37E+000</text:p>
          </table:table-cell>
          <table:table-cell table:style-name="ce2" office:value-type="float" office:value="101.358927969474">
            <text:p>1.0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51234004868956">
            <text:p>4.51E+000</text:p>
          </table:table-cell>
          <table:table-cell table:style-name="ce2" office:value-type="float" office:value="99.5965234878061">
            <text:p>9.96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330821682838">
            <text:p>3.33E+000</text:p>
          </table:table-cell>
          <table:table-cell table:style-name="ce2" office:value-type="float" office:value="108.634404786817">
            <text:p>1.09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104577210759">
            <text:p>3.21E+000</text:p>
          </table:table-cell>
          <table:table-cell table:style-name="ce2" office:value-type="float" office:value="111.103941679334">
            <text:p>1.1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75209825613104">
            <text:p>3.75E+000</text:p>
          </table:table-cell>
          <table:table-cell table:style-name="ce2" office:value-type="float" office:value="102.244888244715">
            <text:p>1.02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3429291193783">
            <text:p>3.33E+000</text:p>
          </table:table-cell>
          <table:table-cell table:style-name="ce2" office:value-type="float" office:value="108.28902225236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72612016053179">
            <text:p>4.73E+000</text:p>
          </table:table-cell>
          <table:table-cell table:style-name="ce2" office:value-type="float" office:value="98.8515078734977">
            <text:p>9.89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36281932681449">
            <text:p>4.36E+000</text:p>
          </table:table-cell>
          <table:table-cell table:style-name="ce2" office:value-type="float" office:value="101.550438420152">
            <text:p>1.02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9578786486273">
            <text:p>3.40E+000</text:p>
          </table:table-cell>
          <table:table-cell table:style-name="ce2" office:value-type="float" office:value="107.829486548619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70367254152163">
            <text:p>3.70E+000</text:p>
          </table:table-cell>
          <table:table-cell table:style-name="ce2" office:value-type="float" office:value="102.486267956904">
            <text:p>1.02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48015003651184">
            <text:p>4.48E+000</text:p>
          </table:table-cell>
          <table:table-cell table:style-name="ce2" office:value-type="float" office:value="99.6643499714011">
            <text:p>9.97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50849421519839">
            <text:p>3.51E+000</text:p>
          </table:table-cell>
          <table:table-cell table:style-name="ce2" office:value-type="float" office:value="103.460637020695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74250141814871">
            <text:p>4.74E+000</text:p>
          </table:table-cell>
          <table:table-cell table:style-name="ce2" office:value-type="float" office:value="98.6843621278079">
            <text:p>9.87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56695347211303">
            <text:p>3.57E+000</text:p>
          </table:table-cell>
          <table:table-cell table:style-name="ce2" office:value-type="float" office:value="102.829133572766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9489140160047">
            <text:p>3.29E+000</text:p>
          </table:table-cell>
          <table:table-cell table:style-name="ce2" office:value-type="float" office:value="108.915315802419">
            <text:p>1.09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49022062389143">
            <text:p>4.49E+000</text:p>
          </table:table-cell>
          <table:table-cell table:style-name="ce2" office:value-type="float" office:value="99.6421904367142">
            <text:p>9.96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58695301199651">
            <text:p>4.59E+000</text:p>
          </table:table-cell>
          <table:table-cell table:style-name="ce2" office:value-type="float" office:value="99.2867789858667">
            <text:p>9.93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2842105626036">
            <text:p>3.43E+000</text:p>
          </table:table-cell>
          <table:table-cell table:style-name="ce2" office:value-type="float" office:value="107.234600976912">
            <text:p>1.07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72019114477902">
            <text:p>4.72E+000</text:p>
          </table:table-cell>
          <table:table-cell table:style-name="ce2" office:value-type="float" office:value="99.0821427015325">
            <text:p>9.91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492288788516">
            <text:p>3.45E+000</text:p>
          </table:table-cell>
          <table:table-cell table:style-name="ce2" office:value-type="float" office:value="107.08821703752">
            <text:p>1.07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3494425204188">
            <text:p>3.43E+000</text:p>
          </table:table-cell>
          <table:table-cell table:style-name="ce2" office:value-type="float" office:value="107.128058582669">
            <text:p>1.07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9091467464018">
            <text:p>3.29E+000</text:p>
          </table:table-cell>
          <table:table-cell table:style-name="ce2" office:value-type="float" office:value="108.964033886937">
            <text:p>1.09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55944639707532">
            <text:p>3.56E+000</text:p>
          </table:table-cell>
          <table:table-cell table:style-name="ce2" office:value-type="float" office:value="102.980288221295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6673844193625">
            <text:p>3.37E+000</text:p>
          </table:table-cell>
          <table:table-cell table:style-name="ce2" office:value-type="float" office:value="108.108100892069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53669753025362">
            <text:p>3.54E+000</text:p>
          </table:table-cell>
          <table:table-cell table:style-name="ce2" office:value-type="float" office:value="103.396542246294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57631542438553">
            <text:p>4.58E+000</text:p>
          </table:table-cell>
          <table:table-cell table:style-name="ce2" office:value-type="float" office:value="99.3497789349469">
            <text:p>9.93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53209187622299">
            <text:p>3.53E+000</text:p>
          </table:table-cell>
          <table:table-cell table:style-name="ce2" office:value-type="float" office:value="103.433415785817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463534082835">
            <text:p>3.35E+000</text:p>
          </table:table-cell>
          <table:table-cell table:style-name="ce2" office:value-type="float" office:value="108.1141584292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2756125086392">
            <text:p>3.33E+000</text:p>
          </table:table-cell>
          <table:table-cell table:style-name="ce2" office:value-type="float" office:value="108.781627637677">
            <text:p>1.09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55130060923301">
            <text:p>3.55E+000</text:p>
          </table:table-cell>
          <table:table-cell table:style-name="ce2" office:value-type="float" office:value="103.120336941271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1389372057511">
            <text:p>3.41E+000</text:p>
          </table:table-cell>
          <table:table-cell table:style-name="ce2" office:value-type="float" office:value="107.533438888198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3748453945015">
            <text:p>3.34E+000</text:p>
          </table:table-cell>
          <table:table-cell table:style-name="ce2" office:value-type="float" office:value="108.159709918576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2936296036079">
            <text:p>3.23E+000</text:p>
          </table:table-cell>
          <table:table-cell table:style-name="ce2" office:value-type="float" office:value="111.093963146404">
            <text:p>1.1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45972659894213">
            <text:p>4.46E+000</text:p>
          </table:table-cell>
          <table:table-cell table:style-name="ce2" office:value-type="float" office:value="100.24573419747">
            <text:p>1.00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52367567611745">
            <text:p>4.52E+000</text:p>
          </table:table-cell>
          <table:table-cell table:style-name="ce2" office:value-type="float" office:value="99.5209772518253">
            <text:p>9.95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54276749530101">
            <text:p>4.54E+000</text:p>
          </table:table-cell>
          <table:table-cell table:style-name="ce2" office:value-type="float" office:value="99.4431032651791">
            <text:p>9.94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55915783968869">
            <text:p>4.56E+000</text:p>
          </table:table-cell>
          <table:table-cell table:style-name="ce2" office:value-type="float" office:value="99.3604004319439">
            <text:p>9.94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0460577312892">
            <text:p>3.20E+000</text:p>
          </table:table-cell>
          <table:table-cell table:style-name="ce2" office:value-type="float" office:value="111.271488880744">
            <text:p>1.1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4436578545051">
            <text:p>3.24E+000</text:p>
          </table:table-cell>
          <table:table-cell table:style-name="ce2" office:value-type="float" office:value="109.925228084341">
            <text:p>1.10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0727181238244">
            <text:p>3.41E+000</text:p>
          </table:table-cell>
          <table:table-cell table:style-name="ce2" office:value-type="float" office:value="107.636818423989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70032476873097">
            <text:p>3.70E+000</text:p>
          </table:table-cell>
          <table:table-cell table:style-name="ce2" office:value-type="float" office:value="102.606588221231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1388736224448">
            <text:p>3.31E+000</text:p>
          </table:table-cell>
          <table:table-cell table:style-name="ce2" office:value-type="float" office:value="108.793055103813">
            <text:p>1.09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53466948246222">
            <text:p>4.53E+000</text:p>
          </table:table-cell>
          <table:table-cell table:style-name="ce2" office:value-type="float" office:value="99.5121629917523">
            <text:p>9.95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68483741237744">
            <text:p>3.68E+000</text:p>
          </table:table-cell>
          <table:table-cell table:style-name="ce2" office:value-type="float" office:value="102.689862896269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34661325747163">
            <text:p>4.35E+000</text:p>
          </table:table-cell>
          <table:table-cell table:style-name="ce2" office:value-type="float" office:value="101.60361226795">
            <text:p>1.02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54384389413527">
            <text:p>3.54E+000</text:p>
          </table:table-cell>
          <table:table-cell table:style-name="ce2" office:value-type="float" office:value="103.229328579355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71958188527353">
            <text:p>4.72E+000</text:p>
          </table:table-cell>
          <table:table-cell table:style-name="ce2" office:value-type="float" office:value="99.1177351376589">
            <text:p>9.91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54884584530605">
            <text:p>4.55E+000</text:p>
          </table:table-cell>
          <table:table-cell table:style-name="ce2" office:value-type="float" office:value="99.3732537587809">
            <text:p>9.94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36446074458026">
            <text:p>4.36E+000</text:p>
          </table:table-cell>
          <table:table-cell table:style-name="ce2" office:value-type="float" office:value="101.383507138076">
            <text:p>1.01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69251564812652">
            <text:p>3.69E+000</text:p>
          </table:table-cell>
          <table:table-cell table:style-name="ce2" office:value-type="float" office:value="102.639557749906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8985584166477">
            <text:p>3.39E+000</text:p>
          </table:table-cell>
          <table:table-cell table:style-name="ce2" office:value-type="float" office:value="107.850256526562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55782347097483">
            <text:p>3.56E+000</text:p>
          </table:table-cell>
          <table:table-cell table:style-name="ce2" office:value-type="float" office:value="103.061577719801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69846340613819">
            <text:p>4.70E+000</text:p>
          </table:table-cell>
          <table:table-cell table:style-name="ce2" office:value-type="float" office:value="99.1310412251053">
            <text:p>9.91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304229225368">
            <text:p>3.33E+000</text:p>
          </table:table-cell>
          <table:table-cell table:style-name="ce2" office:value-type="float" office:value="108.640107832459">
            <text:p>1.09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67818020689584">
            <text:p>3.68E+000</text:p>
          </table:table-cell>
          <table:table-cell table:style-name="ce2" office:value-type="float" office:value="102.75420791814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73291161385967">
            <text:p>4.73E+000</text:p>
          </table:table-cell>
          <table:table-cell table:style-name="ce2" office:value-type="float" office:value="98.8143375312629">
            <text:p>9.88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48015003651184">
            <text:p>4.48E+000</text:p>
          </table:table-cell>
          <table:table-cell table:style-name="ce2" office:value-type="float" office:value="99.6643499714011">
            <text:p>9.97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60014331783239">
            <text:p>4.60E+000</text:p>
          </table:table-cell>
          <table:table-cell table:style-name="ce2" office:value-type="float" office:value="99.2143718111927">
            <text:p>9.92E+001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0727181238244">
            <text:p>3.41E+000</text:p>
          </table:table-cell>
          <table:table-cell table:style-name="ce2" office:value-type="float" office:value="107.636818423989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8985584166477">
            <text:p>3.39E+000</text:p>
          </table:table-cell>
          <table:table-cell table:style-name="ce2" office:value-type="float" office:value="107.850256526562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4.34661325747163">
            <text:p>4.35E+000</text:p>
          </table:table-cell>
          <table:table-cell table:style-name="ce2" office:value-type="float" office:value="101.60361226795">
            <text:p>1.02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54384389413527">
            <text:p>3.54E+000</text:p>
          </table:table-cell>
          <table:table-cell table:style-name="ce2" office:value-type="float" office:value="103.229328579355">
            <text:p>1.03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1388736224448">
            <text:p>3.31E+000</text:p>
          </table:table-cell>
          <table:table-cell table:style-name="ce2" office:value-type="float" office:value="108.793055103813">
            <text:p>1.09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3541420364665">
            <text:p>3.24E+000</text:p>
          </table:table-cell>
          <table:table-cell table:style-name="ce2" office:value-type="float" office:value="110.072416460273">
            <text:p>1.10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5764192760157">
            <text:p>3.26E+000</text:p>
          </table:table-cell>
          <table:table-cell table:style-name="ce2" office:value-type="float" office:value="109.137501435025">
            <text:p>1.09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41381739598624">
            <text:p>3.41E+000</text:p>
          </table:table-cell>
          <table:table-cell table:style-name="ce2" office:value-type="float" office:value="107.554408688942">
            <text:p>1.08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24436578545051">
            <text:p>3.24E+000</text:p>
          </table:table-cell>
          <table:table-cell table:style-name="ce2" office:value-type="float" office:value="109.925228084341">
            <text:p>1.10E+002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2" office:value-type="float" office:value="3.33429291193783">
            <text:p>3.33E+000</text:p>
          </table:table-cell>
          <table:table-cell table:style-name="ce2" office:value-type="float" office:value="108.28902225236">
            <text:p>1.08E+002</text:p>
          </table:table-cell>
        </table:table-row>
        <table:table-row table:style-name="ro3" table:number-rows-repeated="1048473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 style:data-style-name="N2" text:time-value="0000-00-00T17:12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9:30:32</meta:creation-date>
    <dc:date>2013-04-12T17:35:22</dc:date>
    <meta:editing-duration>PT6M16S</meta:editing-duration>
    <meta:editing-cycles>4</meta:editing-cycles>
    <meta:generator>LibreOffice/4.0.2.2$Linux_X86_64 LibreOffice_project/400m0$Build-2</meta:generator>
    <meta:document-statistic meta:table-count="2" meta:cell-count="6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2cm" svg:height="13.108cm" xlink:href=".." xlink:type="simple" chart:class="chart:scatter" chart:column-mapping="1 2 0" chart:style-name="ch1">
        <chart:legend chart:legend-position="end" svg:x="18.849cm" svg:y="6.006cm" style:legend-expansion="high" chart:style-name="ch2"/>
        <chart:plot-area chart:style-name="ch3" table:cell-range-address="12x3.C3:12x3.E102" svg:x="0.872cm" svg:y="1.183cm" svg:width="17.133cm" svg:height="11.243cm">
          <chartooo:coordinate-region svg:x="2.419cm" svg:y="1.382cm" svg:width="15.121cm" svg:height="10.3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2x3.E3:12x3.E102" chart:class="chart:scatter">
            <chart:domain table:cell-range-address="12x3.D3:12x3.D102"/>
            <chart:data-point chart:repeated="100"/>
          </chart:series>
          <chart:series chart:style-name="ch7" chart:values-cell-range-address="12x3.C3:12x3.C102" chart:class="chart:scatter">
            <chart:domain table:cell-range-address="12x3.B3:12x3.B102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85.1513011682">
                <text:p>24385.1513011682</text:p>
                <draw:g>
                  <svg:desc>12x3.D3:12x3.D102</svg:desc>
                </draw:g>
              </table:table-cell>
              <table:table-cell office:value-type="float" office:value="1811871.388621">
                <text:p>1811871.388621</text:p>
                <draw:g>
                  <svg:desc>12x3.E3:12x3.E102</svg:desc>
                </draw:g>
              </table:table-cell>
              <table:table-cell office:value-type="float" office:value="22121.4439961065">
                <text:p>22121.4439961065</text:p>
                <draw:g>
                  <svg:desc>12x3.B3:12x3.B102</svg:desc>
                </draw:g>
              </table:table-cell>
              <table:table-cell office:value-type="float" office:value="1391131.05720395">
                <text:p>1391131.05720395</text:p>
                <draw:g>
                  <svg:desc>12x3.C3:12x3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5178.06192808876">
                <text:p>5178.06192808876</text:p>
              </table:table-cell>
              <table:table-cell office:value-type="float" office:value="2340218.68800702">
                <text:p>2340218.68800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5178.06192808876">
                <text:p>5178.06192808876</text:p>
              </table:table-cell>
              <table:table-cell office:value-type="float" office:value="2340218.68800702">
                <text:p>2340218.68800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22121.4439961065">
                <text:p>22121.4439961065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12817.6081823299">
                <text:p>12817.6081823299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7260.49741108358">
                <text:p>7260.49741108358</text:p>
              </table:table-cell>
              <table:table-cell office:value-type="float" office:value="1472672.36700876">
                <text:p>1472672.36700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6557.98605093987">
                <text:p>6557.98605093987</text:p>
              </table:table-cell>
              <table:table-cell office:value-type="float" office:value="1799506.92758949">
                <text:p>1799506.92758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6066.27762703037">
                <text:p>6066.27762703037</text:p>
              </table:table-cell>
              <table:table-cell office:value-type="float" office:value="2266390.79608783">
                <text:p>2266390.79608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6345.16876928203">
                <text:p>6345.16876928203</text:p>
              </table:table-cell>
              <table:table-cell office:value-type="float" office:value="2007042.44831163">
                <text:p>2007042.44831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6557.98605093987">
                <text:p>6557.98605093987</text:p>
              </table:table-cell>
              <table:table-cell office:value-type="float" office:value="1799506.92758949">
                <text:p>1799506.92758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6345.16876928203">
                <text:p>6345.16876928203</text:p>
              </table:table-cell>
              <table:table-cell office:value-type="float" office:value="2007042.44831163">
                <text:p>2007042.44831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7830.20174988148">
                <text:p>7830.20174988148</text:p>
              </table:table-cell>
              <table:table-cell office:value-type="float" office:value="1408025.23227151">
                <text:p>1408025.23227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10202.8794331374">
                <text:p>10202.8794331374</text:p>
              </table:table-cell>
              <table:table-cell office:value-type="float" office:value="1398987.2228837">
                <text:p>1398987.2228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12817.6081823299">
                <text:p>12817.6081823299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10202.8794331374">
                <text:p>10202.8794331374</text:p>
              </table:table-cell>
              <table:table-cell office:value-type="float" office:value="1398987.2228837">
                <text:p>1398987.2228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6066.27762703037">
                <text:p>6066.27762703037</text:p>
              </table:table-cell>
              <table:table-cell office:value-type="float" office:value="2266390.79608783">
                <text:p>2266390.79608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7797.20174988148">
                <text:p>7797.20174988148</text:p>
              </table:table-cell>
              <table:table-cell office:value-type="float" office:value="1461936.95062119">
                <text:p>1461936.95062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7260.49741108358">
                <text:p>7260.49741108358</text:p>
              </table:table-cell>
              <table:table-cell office:value-type="float" office:value="1472672.36700876">
                <text:p>1472672.36700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7677.49231769445">
                <text:p>7677.49231769445</text:p>
              </table:table-cell>
              <table:table-cell office:value-type="float" office:value="1470673.72514447">
                <text:p>1470673.72514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7830.20174988148">
                <text:p>7830.20174988148</text:p>
              </table:table-cell>
              <table:table-cell office:value-type="float" office:value="1408025.23227151">
                <text:p>1408025.23227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7797.20174988148">
                <text:p>7797.20174988148</text:p>
              </table:table-cell>
              <table:table-cell office:value-type="float" office:value="1461936.95062119">
                <text:p>1461936.95062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7677.49231769445">
                <text:p>7677.49231769445</text:p>
              </table:table-cell>
              <table:table-cell office:value-type="float" office:value="1470673.72514447">
                <text:p>1470673.72514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22121.4439961065">
                <text:p>22121.4439961065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5178.06192808876">
                <text:p>5178.06192808876</text:p>
              </table:table-cell>
              <table:table-cell office:value-type="float" office:value="2340218.68800702">
                <text:p>2340218.68800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6557.98605093987">
                <text:p>6557.98605093987</text:p>
              </table:table-cell>
              <table:table-cell office:value-type="float" office:value="1799506.92758949">
                <text:p>1799506.92758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6345.16876928203">
                <text:p>6345.16876928203</text:p>
              </table:table-cell>
              <table:table-cell office:value-type="float" office:value="2007042.44831163">
                <text:p>2007042.448311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12817.6081823299">
                <text:p>12817.6081823299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10202.8794331374">
                <text:p>10202.8794331374</text:p>
              </table:table-cell>
              <table:table-cell office:value-type="float" office:value="1398987.2228837">
                <text:p>1398987.2228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6066.27762703037">
                <text:p>6066.27762703037</text:p>
              </table:table-cell>
              <table:table-cell office:value-type="float" office:value="2266390.79608783">
                <text:p>2266390.79608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7260.49741108358">
                <text:p>7260.49741108358</text:p>
              </table:table-cell>
              <table:table-cell office:value-type="float" office:value="1472672.36700876">
                <text:p>1472672.36700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7830.20174988148">
                <text:p>7830.20174988148</text:p>
              </table:table-cell>
              <table:table-cell office:value-type="float" office:value="1408025.23227151">
                <text:p>1408025.232271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7797.20174988148">
                <text:p>7797.20174988148</text:p>
              </table:table-cell>
              <table:table-cell office:value-type="float" office:value="1461936.95062119">
                <text:p>1461936.95062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7677.49231769445">
                <text:p>7677.49231769445</text:p>
              </table:table-cell>
              <table:table-cell office:value-type="float" office:value="1470673.72514447">
                <text:p>1470673.725144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5178.06192808876">
                <text:p>5178.06192808876</text:p>
              </table:table-cell>
              <table:table-cell office:value-type="float" office:value="2340218.68800702">
                <text:p>2340218.688007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22121.4439961065">
                <text:p>22121.4439961065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6557.98605093987">
                <text:p>6557.98605093987</text:p>
              </table:table-cell>
              <table:table-cell office:value-type="float" office:value="1799506.92758949">
                <text:p>1799506.92758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6345.16876928203">
                <text:p>6345.16876928203</text:p>
              </table:table-cell>
              <table:table-cell office:value-type="float" office:value="2007042.44831163">
                <text:p>2007042.44831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12817.6081823299">
                <text:p>12817.6081823299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10202.8794331374">
                <text:p>10202.8794331374</text:p>
              </table:table-cell>
              <table:table-cell office:value-type="float" office:value="1398987.2228837">
                <text:p>1398987.22288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6066.27762703037">
                <text:p>6066.27762703037</text:p>
              </table:table-cell>
              <table:table-cell office:value-type="float" office:value="2266390.79608783">
                <text:p>2266390.796087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7260.49741108358">
                <text:p>7260.49741108358</text:p>
              </table:table-cell>
              <table:table-cell office:value-type="float" office:value="1472672.36700876">
                <text:p>1472672.36700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7830.20174988148">
                <text:p>7830.20174988148</text:p>
              </table:table-cell>
              <table:table-cell office:value-type="float" office:value="1408025.23227151">
                <text:p>1408025.232271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7797.20174988148">
                <text:p>7797.20174988148</text:p>
              </table:table-cell>
              <table:table-cell office:value-type="float" office:value="1461936.95062119">
                <text:p>1461936.95062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7677.49231769445">
                <text:p>7677.49231769445</text:p>
              </table:table-cell>
              <table:table-cell office:value-type="float" office:value="1470673.72514447">
                <text:p>1470673.725144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22121.4439961065">
                <text:p>22121.4439961065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5178.06192808876">
                <text:p>5178.06192808876</text:p>
              </table:table-cell>
              <table:table-cell office:value-type="float" office:value="2340218.68800702">
                <text:p>2340218.688007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6557.98605093987">
                <text:p>6557.98605093987</text:p>
              </table:table-cell>
              <table:table-cell office:value-type="float" office:value="1799506.92758949">
                <text:p>1799506.92758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6345.16876928203">
                <text:p>6345.16876928203</text:p>
              </table:table-cell>
              <table:table-cell office:value-type="float" office:value="2007042.44831163">
                <text:p>2007042.448311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12817.6081823299">
                <text:p>12817.6081823299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10202.8794331374">
                <text:p>10202.8794331374</text:p>
              </table:table-cell>
              <table:table-cell office:value-type="float" office:value="1398987.2228837">
                <text:p>1398987.2228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6066.27762703037">
                <text:p>6066.27762703037</text:p>
              </table:table-cell>
              <table:table-cell office:value-type="float" office:value="2266390.79608783">
                <text:p>2266390.796087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7260.49741108358">
                <text:p>7260.49741108358</text:p>
              </table:table-cell>
              <table:table-cell office:value-type="float" office:value="1472672.36700876">
                <text:p>1472672.36700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7830.20174988148">
                <text:p>7830.20174988148</text:p>
              </table:table-cell>
              <table:table-cell office:value-type="float" office:value="1408025.23227151">
                <text:p>1408025.23227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7797.20174988148">
                <text:p>7797.20174988148</text:p>
              </table:table-cell>
              <table:table-cell office:value-type="float" office:value="1461936.95062119">
                <text:p>1461936.95062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7677.49231769445">
                <text:p>7677.49231769445</text:p>
              </table:table-cell>
              <table:table-cell office:value-type="float" office:value="1470673.72514447">
                <text:p>1470673.725144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5178.06192808876">
                <text:p>5178.06192808876</text:p>
              </table:table-cell>
              <table:table-cell office:value-type="float" office:value="2340218.68800702">
                <text:p>2340218.68800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22121.4439961065">
                <text:p>22121.4439961065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6557.98605093987">
                <text:p>6557.98605093987</text:p>
              </table:table-cell>
              <table:table-cell office:value-type="float" office:value="1799506.92758949">
                <text:p>1799506.92758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6345.16876928203">
                <text:p>6345.16876928203</text:p>
              </table:table-cell>
              <table:table-cell office:value-type="float" office:value="2007042.44831163">
                <text:p>2007042.44831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12817.6081823299">
                <text:p>12817.6081823299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10202.8794331374">
                <text:p>10202.8794331374</text:p>
              </table:table-cell>
              <table:table-cell office:value-type="float" office:value="1398987.2228837">
                <text:p>1398987.22288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6066.27762703037">
                <text:p>6066.27762703037</text:p>
              </table:table-cell>
              <table:table-cell office:value-type="float" office:value="2266390.79608783">
                <text:p>2266390.79608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7260.49741108358">
                <text:p>7260.49741108358</text:p>
              </table:table-cell>
              <table:table-cell office:value-type="float" office:value="1472672.36700876">
                <text:p>1472672.36700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7830.20174988148">
                <text:p>7830.20174988148</text:p>
              </table:table-cell>
              <table:table-cell office:value-type="float" office:value="1408025.23227151">
                <text:p>1408025.23227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7797.20174988148">
                <text:p>7797.20174988148</text:p>
              </table:table-cell>
              <table:table-cell office:value-type="float" office:value="1461936.95062119">
                <text:p>1461936.95062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7677.49231769445">
                <text:p>7677.49231769445</text:p>
              </table:table-cell>
              <table:table-cell office:value-type="float" office:value="1470673.72514447">
                <text:p>1470673.72514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22121.4439961065">
                <text:p>22121.4439961065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5178.06192808876">
                <text:p>5178.06192808876</text:p>
              </table:table-cell>
              <table:table-cell office:value-type="float" office:value="2340218.68800702">
                <text:p>2340218.688007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6557.98605093987">
                <text:p>6557.98605093987</text:p>
              </table:table-cell>
              <table:table-cell office:value-type="float" office:value="1799506.92758949">
                <text:p>1799506.92758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6345.16876928203">
                <text:p>6345.16876928203</text:p>
              </table:table-cell>
              <table:table-cell office:value-type="float" office:value="2007042.44831163">
                <text:p>2007042.44831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12817.6081823299">
                <text:p>12817.6081823299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10202.8794331374">
                <text:p>10202.8794331374</text:p>
              </table:table-cell>
              <table:table-cell office:value-type="float" office:value="1398987.2228837">
                <text:p>1398987.2228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6066.27762703037">
                <text:p>6066.27762703037</text:p>
              </table:table-cell>
              <table:table-cell office:value-type="float" office:value="2266390.79608783">
                <text:p>2266390.796087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7260.49741108358">
                <text:p>7260.49741108358</text:p>
              </table:table-cell>
              <table:table-cell office:value-type="float" office:value="1472672.36700876">
                <text:p>1472672.36700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7830.20174988148">
                <text:p>7830.20174988148</text:p>
              </table:table-cell>
              <table:table-cell office:value-type="float" office:value="1408025.23227151">
                <text:p>1408025.23227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7797.20174988148">
                <text:p>7797.20174988148</text:p>
              </table:table-cell>
              <table:table-cell office:value-type="float" office:value="1461936.95062119">
                <text:p>1461936.95062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7677.49231769445">
                <text:p>7677.49231769445</text:p>
              </table:table-cell>
              <table:table-cell office:value-type="float" office:value="1470673.72514447">
                <text:p>1470673.72514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22121.4439961065">
                <text:p>22121.4439961065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5178.06192808876">
                <text:p>5178.06192808876</text:p>
              </table:table-cell>
              <table:table-cell office:value-type="float" office:value="2340218.68800702">
                <text:p>2340218.688007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6557.98605093987">
                <text:p>6557.98605093987</text:p>
              </table:table-cell>
              <table:table-cell office:value-type="float" office:value="1799506.92758949">
                <text:p>1799506.92758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6345.16876928203">
                <text:p>6345.16876928203</text:p>
              </table:table-cell>
              <table:table-cell office:value-type="float" office:value="2007042.44831163">
                <text:p>2007042.448311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12817.6081823299">
                <text:p>12817.6081823299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10202.8794331374">
                <text:p>10202.8794331374</text:p>
              </table:table-cell>
              <table:table-cell office:value-type="float" office:value="1398987.2228837">
                <text:p>1398987.2228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6066.27762703037">
                <text:p>6066.27762703037</text:p>
              </table:table-cell>
              <table:table-cell office:value-type="float" office:value="2266390.79608783">
                <text:p>2266390.796087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7260.49741108358">
                <text:p>7260.49741108358</text:p>
              </table:table-cell>
              <table:table-cell office:value-type="float" office:value="1472672.36700876">
                <text:p>1472672.36700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7830.20174988148">
                <text:p>7830.20174988148</text:p>
              </table:table-cell>
              <table:table-cell office:value-type="float" office:value="1408025.23227151">
                <text:p>1408025.23227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7797.20174988148">
                <text:p>7797.20174988148</text:p>
              </table:table-cell>
              <table:table-cell office:value-type="float" office:value="1461936.95062119">
                <text:p>1461936.95062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7677.49231769445">
                <text:p>7677.49231769445</text:p>
              </table:table-cell>
              <table:table-cell office:value-type="float" office:value="1470673.72514447">
                <text:p>1470673.725144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22121.4439961065">
                <text:p>22121.4439961065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5178.06192808876">
                <text:p>5178.06192808876</text:p>
              </table:table-cell>
              <table:table-cell office:value-type="float" office:value="2340218.68800702">
                <text:p>2340218.688007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6557.98605093987">
                <text:p>6557.98605093987</text:p>
              </table:table-cell>
              <table:table-cell office:value-type="float" office:value="1799506.92758949">
                <text:p>1799506.927589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6345.16876928203">
                <text:p>6345.16876928203</text:p>
              </table:table-cell>
              <table:table-cell office:value-type="float" office:value="2007042.44831163">
                <text:p>2007042.44831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138.1213990219">
                <text:p>13138.1213990219</text:p>
              </table:table-cell>
              <table:table-cell office:value-type="float" office:value="2055831.51787123">
                <text:p>2055831.51787123</text:p>
              </table:table-cell>
              <table:table-cell office:value-type="float" office:value="12817.6081823299">
                <text:p>12817.6081823299</text:p>
              </table:table-cell>
              <table:table-cell office:value-type="float" office:value="1391131.05720395">
                <text:p>1391131.05720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08.7511365763">
                <text:p>11208.7511365763</text:p>
              </table:table-cell>
              <table:table-cell office:value-type="float" office:value="2091073.74509932">
                <text:p>2091073.74509932</text:p>
              </table:table-cell>
              <table:table-cell office:value-type="float" office:value="10202.8794331374">
                <text:p>10202.8794331374</text:p>
              </table:table-cell>
              <table:table-cell office:value-type="float" office:value="1398987.2228837">
                <text:p>1398987.2228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249.9057000803">
                <text:p>12249.9057000803</text:p>
              </table:table-cell>
              <table:table-cell office:value-type="float" office:value="2056947.26860394">
                <text:p>2056947.26860394</text:p>
              </table:table-cell>
              <table:table-cell office:value-type="float" office:value="6066.27762703037">
                <text:p>6066.27762703037</text:p>
              </table:table-cell>
              <table:table-cell office:value-type="float" office:value="2266390.79608783">
                <text:p>2266390.796087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40.74990490796">
                <text:p>7140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7260.49741108358">
                <text:p>7260.49741108358</text:p>
              </table:table-cell>
              <table:table-cell office:value-type="float" office:value="1472672.36700876">
                <text:p>1472672.36700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19.74990490796">
                <text:p>7119.74990490796</text:p>
              </table:table-cell>
              <table:table-cell office:value-type="float" office:value="2102110.39635142">
                <text:p>2102110.39635142</text:p>
              </table:table-cell>
              <table:table-cell office:value-type="float" office:value="7830.20174988148">
                <text:p>7830.20174988148</text:p>
              </table:table-cell>
              <table:table-cell office:value-type="float" office:value="1408025.23227151">
                <text:p>1408025.23227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385.1513011682">
                <text:p>24385.1513011682</text:p>
              </table:table-cell>
              <table:table-cell office:value-type="float" office:value="1811871.388621">
                <text:p>1811871.388621</text:p>
              </table:table-cell>
              <table:table-cell office:value-type="float" office:value="7797.20174988148">
                <text:p>7797.20174988148</text:p>
              </table:table-cell>
              <table:table-cell office:value-type="float" office:value="1461936.95062119">
                <text:p>1461936.950621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894.7990822779">
                <text:p>15894.7990822779</text:p>
              </table:table-cell>
              <table:table-cell office:value-type="float" office:value="2050786.00882986">
                <text:p>2050786.00882986</text:p>
              </table:table-cell>
              <table:table-cell office:value-type="float" office:value="7677.49231769445">
                <text:p>7677.49231769445</text:p>
              </table:table-cell>
              <table:table-cell office:value-type="float" office:value="1470673.72514447">
                <text:p>1470673.72514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76.42758816391">
                <text:p>9876.42758816391</text:p>
              </table:table-cell>
              <table:table-cell office:value-type="float" office:value="2093072.3869636">
                <text:p>2093072.3869636</text:p>
              </table:table-cell>
              <table:table-cell office:value-type="float" office:value="22121.4439961065">
                <text:p>22121.4439961065</text:p>
              </table:table-cell>
              <table:table-cell office:value-type="float" office:value="1391131.05720395">
                <text:p>1391131.05720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2cm" svg:height="13.108cm" xlink:href=".." xlink:type="simple" chart:class="chart:scatter" chart:column-mapping="1 2 0" chart:style-name="ch1">
        <chart:legend chart:legend-position="end" svg:x="18.849cm" svg:y="6.006cm" style:legend-expansion="high" chart:style-name="ch2"/>
        <chart:plot-area chart:style-name="ch3" table:cell-range-address="512x16.C3:512x16.E102" svg:x="0.872cm" svg:y="1.183cm" svg:width="17.133cm" svg:height="11.243cm">
          <chartooo:coordinate-region svg:x="1.679cm" svg:y="1.382cm" svg:width="16.233cm" svg:height="10.3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12x16.E3:512x16.E102" chart:class="chart:scatter">
            <chart:domain table:cell-range-address="512x16.D3:512x16.D102"/>
            <chart:data-point chart:repeated="100"/>
          </chart:series>
          <chart:series chart:style-name="ch7" chart:values-cell-range-address="512x16.C3:512x16.C102" chart:class="chart:scatter">
            <chart:domain table:cell-range-address="512x16.B3:512x16.B102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5678408419041">
                <text:p>4.75678408419041</text:p>
                <draw:g>
                  <svg:desc>512x16.D3:512x16.D102</svg:desc>
                </draw:g>
              </table:table-cell>
              <table:table-cell office:value-type="float" office:value="98.6744602664605">
                <text:p>98.6744602664605</text:p>
                <draw:g>
                  <svg:desc>512x16.E3:512x16.E102</svg:desc>
                </draw:g>
              </table:table-cell>
              <table:table-cell office:value-type="float" office:value="NaN">
                <text:p>NaN</text:p>
                <draw:g>
                  <svg:desc>512x16.B3:512x16.B102</svg:desc>
                </draw:g>
              </table:table-cell>
              <table:table-cell office:value-type="float" office:value="NaN">
                <text:p>NaN</text:p>
                <draw:g>
                  <svg:desc>512x16.C3:512x16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0213725087678">
                <text:p>3.20213725087678</text:p>
              </table:table-cell>
              <table:table-cell office:value-type="float" office:value="111.282610566689">
                <text:p>111.28261056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5678408419041">
                <text:p>4.75678408419041</text:p>
              </table:table-cell>
              <table:table-cell office:value-type="float" office:value="98.6744602664605">
                <text:p>98.674460266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0213725087678">
                <text:p>3.20213725087678</text:p>
              </table:table-cell>
              <table:table-cell office:value-type="float" office:value="111.282610566689">
                <text:p>111.28261056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3191142152704">
                <text:p>4.33191142152704</text:p>
              </table:table-cell>
              <table:table-cell office:value-type="float" office:value="101.702084106825">
                <text:p>101.7020841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807636823851">
                <text:p>3.7807636823851</text:p>
              </table:table-cell>
              <table:table-cell office:value-type="float" office:value="102.240528304656">
                <text:p>102.24052830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7981606137781">
                <text:p>3.47981606137781</text:p>
              </table:table-cell>
              <table:table-cell office:value-type="float" office:value="104.456391935845">
                <text:p>104.45639193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7767334328775">
                <text:p>3.47767334328775</text:p>
              </table:table-cell>
              <table:table-cell office:value-type="float" office:value="106.021312666215">
                <text:p>106.021312666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1081816137388">
                <text:p>4.41081816137388</text:p>
              </table:table-cell>
              <table:table-cell office:value-type="float" office:value="100.723684857936">
                <text:p>100.723684857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666740226782">
                <text:p>3.48666740226782</text:p>
              </table:table-cell>
              <table:table-cell office:value-type="float" office:value="103.951780639405">
                <text:p>103.95178063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3329129286073">
                <text:p>3.23329129286073</text:p>
              </table:table-cell>
              <table:table-cell office:value-type="float" office:value="111.017657349178">
                <text:p>111.01765734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7339502191768">
                <text:p>3.47339502191768</text:p>
              </table:table-cell>
              <table:table-cell office:value-type="float" office:value="106.097685315174">
                <text:p>106.09768531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6780472068287">
                <text:p>3.46780472068287</text:p>
              </table:table-cell>
              <table:table-cell office:value-type="float" office:value="107.002619838149">
                <text:p>107.00261983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3541420364665">
                <text:p>3.23541420364665</text:p>
              </table:table-cell>
              <table:table-cell office:value-type="float" office:value="110.072416460273">
                <text:p>110.07241646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7857799669588">
                <text:p>3.57857799669588</text:p>
              </table:table-cell>
              <table:table-cell office:value-type="float" office:value="102.803677628812">
                <text:p>102.80367762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5652475081446">
                <text:p>3.25652475081446</text:p>
              </table:table-cell>
              <table:table-cell office:value-type="float" office:value="109.857581067901">
                <text:p>109.85758106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9804293445861">
                <text:p>4.69804293445861</text:p>
              </table:table-cell>
              <table:table-cell office:value-type="float" office:value="99.1378021166079">
                <text:p>99.137802116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0014331783239">
                <text:p>4.60014331783239</text:p>
              </table:table-cell>
              <table:table-cell office:value-type="float" office:value="99.2143718111927">
                <text:p>99.214371811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94416538945">
                <text:p>3.6694416538945</text:p>
              </table:table-cell>
              <table:table-cell office:value-type="float" office:value="102.754870162063">
                <text:p>102.75487016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807636823851">
                <text:p>3.7807636823851</text:p>
              </table:table-cell>
              <table:table-cell office:value-type="float" office:value="102.240528304656">
                <text:p>102.24052830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6023952909098">
                <text:p>4.46023952909098</text:p>
              </table:table-cell>
              <table:table-cell office:value-type="float" office:value="99.9237363217921">
                <text:p>99.923736321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5764192760157">
                <text:p>3.25764192760157</text:p>
              </table:table-cell>
              <table:table-cell office:value-type="float" office:value="109.137501435025">
                <text:p>109.137501435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9591376461301">
                <text:p>3.49591376461301</text:p>
              </table:table-cell>
              <table:table-cell office:value-type="float" office:value="103.478221767521">
                <text:p>103.478221767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36526954074116">
                <text:p>4.36526954074116</text:p>
              </table:table-cell>
              <table:table-cell office:value-type="float" office:value="101.358927969474">
                <text:p>101.35892796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5972659894213">
                <text:p>4.45972659894213</text:p>
              </table:table-cell>
              <table:table-cell office:value-type="float" office:value="100.24573419747">
                <text:p>100.24573419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1118367720266">
                <text:p>3.71118367720266</text:p>
              </table:table-cell>
              <table:table-cell office:value-type="float" office:value="102.349332805034">
                <text:p>102.34933280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3050979947015">
                <text:p>4.43050979947015</text:p>
              </table:table-cell>
              <table:table-cell office:value-type="float" office:value="100.507395656007">
                <text:p>100.507395656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08463757634">
                <text:p>3.3708463757634</text:p>
              </table:table-cell>
              <table:table-cell office:value-type="float" office:value="108.008975814325">
                <text:p>108.00897581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5815448079378">
                <text:p>3.25815448079378</text:p>
              </table:table-cell>
              <table:table-cell office:value-type="float" office:value="108.986400320776">
                <text:p>108.98640032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44093572097">
                <text:p>3.744093572097</text:p>
              </table:table-cell>
              <table:table-cell office:value-type="float" office:value="102.321128359082">
                <text:p>102.32112835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3050979947015">
                <text:p>4.43050979947015</text:p>
              </table:table-cell>
              <table:table-cell office:value-type="float" office:value="100.507395656007">
                <text:p>100.507395656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1931702467918">
                <text:p>3.41931702467918</text:p>
              </table:table-cell>
              <table:table-cell office:value-type="float" office:value="107.32552741821">
                <text:p>107.3255274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6526954074116">
                <text:p>4.36526954074116</text:p>
              </table:table-cell>
              <table:table-cell office:value-type="float" office:value="101.358927969474">
                <text:p>101.35892796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51234004868956">
                <text:p>4.51234004868956</text:p>
              </table:table-cell>
              <table:table-cell office:value-type="float" office:value="99.5965234878061">
                <text:p>99.5965234878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330821682838">
                <text:p>3.3330821682838</text:p>
              </table:table-cell>
              <table:table-cell office:value-type="float" office:value="108.634404786817">
                <text:p>108.63440478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104577210759">
                <text:p>3.2104577210759</text:p>
              </table:table-cell>
              <table:table-cell office:value-type="float" office:value="111.103941679334">
                <text:p>111.103941679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5209825613104">
                <text:p>3.75209825613104</text:p>
              </table:table-cell>
              <table:table-cell office:value-type="float" office:value="102.244888244715">
                <text:p>102.24488824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3429291193783">
                <text:p>3.33429291193783</text:p>
              </table:table-cell>
              <table:table-cell office:value-type="float" office:value="108.28902225236">
                <text:p>108.28902225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2612016053179">
                <text:p>4.72612016053179</text:p>
              </table:table-cell>
              <table:table-cell office:value-type="float" office:value="98.8515078734977">
                <text:p>98.851507873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6281932681449">
                <text:p>4.36281932681449</text:p>
              </table:table-cell>
              <table:table-cell office:value-type="float" office:value="101.550438420152">
                <text:p>101.55043842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9578786486273">
                <text:p>3.39578786486273</text:p>
              </table:table-cell>
              <table:table-cell office:value-type="float" office:value="107.829486548619">
                <text:p>107.82948654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0367254152163">
                <text:p>3.70367254152163</text:p>
              </table:table-cell>
              <table:table-cell office:value-type="float" office:value="102.486267956904">
                <text:p>102.48626795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8015003651184">
                <text:p>4.48015003651184</text:p>
              </table:table-cell>
              <table:table-cell office:value-type="float" office:value="99.6643499714011">
                <text:p>99.664349971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0849421519839">
                <text:p>3.50849421519839</text:p>
              </table:table-cell>
              <table:table-cell office:value-type="float" office:value="103.460637020695">
                <text:p>103.460637020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4250141814871">
                <text:p>4.74250141814871</text:p>
              </table:table-cell>
              <table:table-cell office:value-type="float" office:value="98.6843621278079">
                <text:p>98.684362127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6695347211303">
                <text:p>3.56695347211303</text:p>
              </table:table-cell>
              <table:table-cell office:value-type="float" office:value="102.829133572766">
                <text:p>102.82913357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9489140160047">
                <text:p>3.29489140160047</text:p>
              </table:table-cell>
              <table:table-cell office:value-type="float" office:value="108.915315802419">
                <text:p>108.91531580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9022062389143">
                <text:p>4.49022062389143</text:p>
              </table:table-cell>
              <table:table-cell office:value-type="float" office:value="99.6421904367142">
                <text:p>99.6421904367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58695301199651">
                <text:p>4.58695301199651</text:p>
              </table:table-cell>
              <table:table-cell office:value-type="float" office:value="99.2867789858667">
                <text:p>99.286778985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2842105626036">
                <text:p>3.42842105626036</text:p>
              </table:table-cell>
              <table:table-cell office:value-type="float" office:value="107.234600976912">
                <text:p>107.23460097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72019114477902">
                <text:p>4.72019114477902</text:p>
              </table:table-cell>
              <table:table-cell office:value-type="float" office:value="99.0821427015325">
                <text:p>99.082142701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492288788516">
                <text:p>3.4492288788516</text:p>
              </table:table-cell>
              <table:table-cell office:value-type="float" office:value="107.08821703752">
                <text:p>107.08821703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3494425204188">
                <text:p>3.43494425204188</text:p>
              </table:table-cell>
              <table:table-cell office:value-type="float" office:value="107.128058582669">
                <text:p>107.12805858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9091467464018">
                <text:p>3.29091467464018</text:p>
              </table:table-cell>
              <table:table-cell office:value-type="float" office:value="108.964033886937">
                <text:p>108.96403388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5944639707532">
                <text:p>3.55944639707532</text:p>
              </table:table-cell>
              <table:table-cell office:value-type="float" office:value="102.980288221295">
                <text:p>102.98028822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6673844193625">
                <text:p>3.36673844193625</text:p>
              </table:table-cell>
              <table:table-cell office:value-type="float" office:value="108.108100892069">
                <text:p>108.10810089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3669753025362">
                <text:p>3.53669753025362</text:p>
              </table:table-cell>
              <table:table-cell office:value-type="float" office:value="103.396542246294">
                <text:p>103.39654224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7631542438553">
                <text:p>4.57631542438553</text:p>
              </table:table-cell>
              <table:table-cell office:value-type="float" office:value="99.3497789349469">
                <text:p>99.349778934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3209187622299">
                <text:p>3.53209187622299</text:p>
              </table:table-cell>
              <table:table-cell office:value-type="float" office:value="103.433415785817">
                <text:p>103.43341578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463534082835">
                <text:p>3.3463534082835</text:p>
              </table:table-cell>
              <table:table-cell office:value-type="float" office:value="108.1141584292">
                <text:p>108.114158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2756125086392">
                <text:p>3.32756125086392</text:p>
              </table:table-cell>
              <table:table-cell office:value-type="float" office:value="108.781627637677">
                <text:p>108.78162763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5130060923301">
                <text:p>3.55130060923301</text:p>
              </table:table-cell>
              <table:table-cell office:value-type="float" office:value="103.120336941271">
                <text:p>103.12033694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1389372057511">
                <text:p>3.41389372057511</text:p>
              </table:table-cell>
              <table:table-cell office:value-type="float" office:value="107.533438888198">
                <text:p>107.53343888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3748453945015">
                <text:p>3.33748453945015</text:p>
              </table:table-cell>
              <table:table-cell office:value-type="float" office:value="108.159709918576">
                <text:p>108.15970991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2936296036079">
                <text:p>3.22936296036079</text:p>
              </table:table-cell>
              <table:table-cell office:value-type="float" office:value="111.093963146404">
                <text:p>111.093963146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5972659894213">
                <text:p>4.45972659894213</text:p>
              </table:table-cell>
              <table:table-cell office:value-type="float" office:value="100.24573419747">
                <text:p>100.24573419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2367567611745">
                <text:p>4.52367567611745</text:p>
              </table:table-cell>
              <table:table-cell office:value-type="float" office:value="99.5209772518253">
                <text:p>99.5209772518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4276749530101">
                <text:p>4.54276749530101</text:p>
              </table:table-cell>
              <table:table-cell office:value-type="float" office:value="99.4431032651791">
                <text:p>99.443103265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55915783968869">
                <text:p>4.55915783968869</text:p>
              </table:table-cell>
              <table:table-cell office:value-type="float" office:value="99.3604004319439">
                <text:p>99.360400431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0460577312892">
                <text:p>3.20460577312892</text:p>
              </table:table-cell>
              <table:table-cell office:value-type="float" office:value="111.271488880744">
                <text:p>111.27148888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4436578545051">
                <text:p>3.24436578545051</text:p>
              </table:table-cell>
              <table:table-cell office:value-type="float" office:value="109.925228084341">
                <text:p>109.92522808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0727181238244">
                <text:p>3.40727181238244</text:p>
              </table:table-cell>
              <table:table-cell office:value-type="float" office:value="107.636818423989">
                <text:p>107.636818423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0032476873097">
                <text:p>3.70032476873097</text:p>
              </table:table-cell>
              <table:table-cell office:value-type="float" office:value="102.606588221231">
                <text:p>102.60658822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1388736224448">
                <text:p>3.31388736224448</text:p>
              </table:table-cell>
              <table:table-cell office:value-type="float" office:value="108.793055103813">
                <text:p>108.79305510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3466948246222">
                <text:p>4.53466948246222</text:p>
              </table:table-cell>
              <table:table-cell office:value-type="float" office:value="99.5121629917523">
                <text:p>99.5121629917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8483741237744">
                <text:p>3.68483741237744</text:p>
              </table:table-cell>
              <table:table-cell office:value-type="float" office:value="102.689862896269">
                <text:p>102.68986289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4661325747163">
                <text:p>4.34661325747163</text:p>
              </table:table-cell>
              <table:table-cell office:value-type="float" office:value="101.60361226795">
                <text:p>101.6036122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4384389413527">
                <text:p>3.54384389413527</text:p>
              </table:table-cell>
              <table:table-cell office:value-type="float" office:value="103.229328579355">
                <text:p>103.22932857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1958188527353">
                <text:p>4.71958188527353</text:p>
              </table:table-cell>
              <table:table-cell office:value-type="float" office:value="99.1177351376589">
                <text:p>99.117735137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4884584530605">
                <text:p>4.54884584530605</text:p>
              </table:table-cell>
              <table:table-cell office:value-type="float" office:value="99.3732537587809">
                <text:p>99.373253758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6446074458026">
                <text:p>4.36446074458026</text:p>
              </table:table-cell>
              <table:table-cell office:value-type="float" office:value="101.383507138076">
                <text:p>101.383507138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69251564812652">
                <text:p>3.69251564812652</text:p>
              </table:table-cell>
              <table:table-cell office:value-type="float" office:value="102.639557749906">
                <text:p>102.63955774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8985584166477">
                <text:p>3.38985584166477</text:p>
              </table:table-cell>
              <table:table-cell office:value-type="float" office:value="107.850256526562">
                <text:p>107.8502565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5782347097483">
                <text:p>3.55782347097483</text:p>
              </table:table-cell>
              <table:table-cell office:value-type="float" office:value="103.061577719801">
                <text:p>103.061577719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69846340613819">
                <text:p>4.69846340613819</text:p>
              </table:table-cell>
              <table:table-cell office:value-type="float" office:value="99.1310412251053">
                <text:p>99.131041225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3304229225368">
                <text:p>3.3304229225368</text:p>
              </table:table-cell>
              <table:table-cell office:value-type="float" office:value="108.640107832459">
                <text:p>108.64010783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7818020689584">
                <text:p>3.67818020689584</text:p>
              </table:table-cell>
              <table:table-cell office:value-type="float" office:value="102.75420791814">
                <text:p>102.7542079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3291161385967">
                <text:p>4.73291161385967</text:p>
              </table:table-cell>
              <table:table-cell office:value-type="float" office:value="98.8143375312629">
                <text:p>98.814337531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8015003651184">
                <text:p>4.48015003651184</text:p>
              </table:table-cell>
              <table:table-cell office:value-type="float" office:value="99.6643499714011">
                <text:p>99.664349971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0014331783239">
                <text:p>4.60014331783239</text:p>
              </table:table-cell>
              <table:table-cell office:value-type="float" office:value="99.2143718111927">
                <text:p>99.214371811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40727181238244">
                <text:p>3.40727181238244</text:p>
              </table:table-cell>
              <table:table-cell office:value-type="float" office:value="107.636818423989">
                <text:p>107.636818423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8985584166477">
                <text:p>3.38985584166477</text:p>
              </table:table-cell>
              <table:table-cell office:value-type="float" office:value="107.850256526562">
                <text:p>107.8502565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4661325747163">
                <text:p>4.34661325747163</text:p>
              </table:table-cell>
              <table:table-cell office:value-type="float" office:value="101.60361226795">
                <text:p>101.6036122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54384389413527">
                <text:p>3.54384389413527</text:p>
              </table:table-cell>
              <table:table-cell office:value-type="float" office:value="103.229328579355">
                <text:p>103.22932857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1388736224448">
                <text:p>3.31388736224448</text:p>
              </table:table-cell>
              <table:table-cell office:value-type="float" office:value="108.793055103813">
                <text:p>108.79305510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3541420364665">
                <text:p>3.23541420364665</text:p>
              </table:table-cell>
              <table:table-cell office:value-type="float" office:value="110.072416460273">
                <text:p>110.07241646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5764192760157">
                <text:p>3.25764192760157</text:p>
              </table:table-cell>
              <table:table-cell office:value-type="float" office:value="109.137501435025">
                <text:p>109.137501435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41381739598624">
                <text:p>3.41381739598624</text:p>
              </table:table-cell>
              <table:table-cell office:value-type="float" office:value="107.554408688942">
                <text:p>107.554408688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4436578545051">
                <text:p>3.24436578545051</text:p>
              </table:table-cell>
              <table:table-cell office:value-type="float" office:value="109.925228084341">
                <text:p>109.92522808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429291193783">
                <text:p>3.33429291193783</text:p>
              </table:table-cell>
              <table:table-cell office:value-type="float" office:value="108.28902225236">
                <text:p>108.28902225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